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C00000192F78C184A63E5BDDB.png" manifest:media-type="image/png"/>
  <manifest:file-entry manifest:full-path="Pictures/10000000000002EC00000191202C04707755B5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484" officeooo:paragraph-rsid="00091484"/>
    </style:style>
    <style:style style:name="P2" style:family="paragraph" style:parent-style-name="Standard">
      <style:text-properties officeooo:rsid="0009d12a" officeooo:paragraph-rsid="0009d12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nition models</text:p>
      <text:p text:style-name="P1"/>
      <text:p text:style-name="P1">(fixed phi)</text:p>
      <text:p text:style-name="P1"/>
      <text:p text:style-name="P1"><draw:frame draw:style-name="fr1" draw:name="Image1" text:anchor-type="as-char" svg:width="17cm" svg:height="9.112cm" draw:z-index="0"><draw:image xlink:href="Pictures/10000000000002EC00000191202C04707755B5C8.png" xlink:type="simple" xlink:show="embed" xlink:actuate="onLoad" draw:mime-type="image/png"/></draw:frame></text:p>
      <text:p text:style-name="P1"/>
      <text:p text:style-name="P2">Phi decreasing with mu:</text:p>
      <text:p text:style-name="P1"/>
      <text:p text:style-name="P1"><draw:frame draw:style-name="fr1" draw:name="Image2" text:anchor-type="as-char" svg:width="17cm" svg:height="9.135cm" draw:z-index="1"><draw:image xlink:href="Pictures/10000001000002EC00000192F78C184A63E5BD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Barberá</meta:initial-creator>
    <meta:creation-date>2024-11-26T15:43:09.373524843</meta:creation-date>
    <dc:date>2024-11-26T15:53:17.757100486</dc:date>
    <dc:creator>Iván Barberá</dc:creator>
    <meta:editing-duration>PT10M8S</meta:editing-duration>
    <meta:editing-cycles>2</meta:editing-cycles>
    <meta:generator>LibreOffice/7.5.2.2$Linux_X86_64 LibreOffice_project/50$Build-2</meta:generator>
    <meta:document-statistic meta:table-count="0" meta:image-count="2" meta:object-count="0" meta:page-count="1" meta:paragraph-count="5" meta:word-count="10" meta:character-count="60" meta:non-whitespace-character-count="54"/>
  </office:meta>
</office:document-meta>
</file>